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2083in" fo:margin-bottom="0in" loext:contextual-spacing="false" fo:line-height="100%"/>
    </style:style>
    <style:style style:name="P3" style:family="paragraph" style:parent-style-name="Standard">
      <style:paragraph-properties fo:margin-top="0.2083in" fo:margin-bottom="0in" loext:contextual-spacing="false" fo:line-height="100%"/>
      <style:text-properties fo:font-style="italic" style:font-style-asian="italic"/>
    </style:style>
    <style:style style:name="P4" style:family="paragraph" style:parent-style-name="Standard" style:master-page-name="Standard">
      <style:paragraph-properties fo:text-align="center" style:justify-single-word="false" style:page-number="1"/>
    </style:style>
    <style:style style:name="T1" style:family="text">
      <style:text-properties fo:font-style="italic" style:font-style-asian="italic"/>
    </style:style>
    <style:style style:name="T2" style:family="text">
      <style:text-properties fo:color="#ff0000"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LT Questionnaire</text:p>
      <text:p text:style-name="P2"/>
      <text:p text:style-name="P2">Did you like the aesthetics of the website? (Which parts?) </text:p>
      <text:p text:style-name="P2"><text:span text:style-name="T1">Yes - looks modern, logo’s good, nice toolbar</text:span></text:p>
      <text:p text:style-name="P3"/>
      <text:p text:style-name="P2"><text:span text:style-name="T1">How did you find using the tool? (What did you find easy/difficult?) </text:span></text:p>
      <text:p text:style-name="P2"><text:span text:style-name="T1">Easy to use - instructions are clear.</text:span></text:p>
      <text:p text:style-name="P2"/>
      <text:p text:style-name="P2">Was there enough explanation on how to use the tool? If not, what in particular needs more explanation?</text:p>
      <text:p text:style-name="P2"><text:span text:style-name="T1">Instructions are clear.</text:span></text:p>
      <text:p text:style-name="P2"/>
      <text:p text:style-name="P2">Were there any bugs/problems that you noticed?</text:p>
      <text:p text:style-name="P2"><text:span text:style-name="T1">None that I noticed</text:span></text:p>
      <text:p text:style-name="P2"/>
      <text:p text:style-name="P2">How could the website/tool be improved?</text:p>
      <text:p text:style-name="P2"><text:span text:style-name="T1">Generate a solution for you. However within the confines of what you’re going for looks excellent.</text:span></text:p>
      <text:p text:style-name="P2"/>
      <text:p text:style-name="P2">Would you use this tool to work through semantic equivalence exercises?</text:p>
      <text:p text:style-name="P2"><text:span text:style-name="T1">Yes definitely would be very helpful. Found semantic equivalence the hardest.</text:span></text:p>
      <text:p text:style-name="P2"/>
      <text:p text:style-name="P2"><text:soft-page-break/></text:p>
      <text:p text:style-name="P2"/>
      <text:p text:style-name="P2"/>
      <text:p text:style-name="P2"/>
      <text:p text:style-name="P1">SELT Questionnaire</text:p>
      <text:p text:style-name="P2"/>
      <text:p text:style-name="P2">Did you like the aesthetics of the website? (Which parts?) </text:p>
      <text:p text:style-name="P2"><text:span text:style-name="T1">Yes! I really appreciated the layout and extra information on the rules page. And the ability to have access to them while working out an answer. </text:span></text:p>
      <text:p text:style-name="P3"/>
      <text:p text:style-name="P2">How did you find using the tool? (What did you find easy/difficult?) </text:p>
      <text:p text:style-name="P2"><text:span text:style-name="T1">Quite straightforward. Very easy to use and helped me work through questions just fine. </text:span></text:p>
      <text:p text:style-name="P2"/>
      <text:p text:style-name="P2">Was there enough explanation on how to use the tool? If not, what in particular needs more explanation?</text:p>
      <text:p text:style-name="P2"><text:span text:style-name="T1">Yes. It was explained well. I can't see anything that needs improvement.</text:span></text:p>
      <text:p text:style-name="P2"/>
      <text:p text:style-name="P2">Were there any bugs/problems that you noticed?</text:p>
      <text:p text:style-name="P2"><text:span text:style-name="T1">None that I noticed.</text:span></text:p>
      <text:p text:style-name="P2"/>
      <text:p text:style-name="P2">How could the website/tool be improved?</text:p>
      <text:p text:style-name="P2"><text:span text:style-name="T1">The ability to work out an answer or provide hints to the next step.</text:span></text:p>
      <text:p text:style-name="P2"/>
      <text:p text:style-name="P2"><text:soft-page-break/>Would you use this tool to work through semantic equivalence exercises?</text:p>
      <text:p text:style-name="P2"><text:span text:style-name="T1">Yes, definitely! I actually learned about some of the rules that I misunderstood before from using this tool. </text:span></text:p>
      <text:p text:style-name="P2"/>
      <text:p text:style-name="P2"/>
      <text:p text:style-name="P2"/>
      <text:p text:style-name="P2"/>
      <text:p text:style-name="P2"/>
      <text:p text:style-name="P1">SELT Questionnaire</text:p>
      <text:p text:style-name="P2"/>
      <text:p text:style-name="P2">Did you like the aesthetics of the website? (Which parts?) </text:p>
      <text:p text:style-name="P2"><text:span text:style-name="T1">Yes, the overall layout is simple and I liked the rules page which was very responsive.</text:span></text:p>
      <text:p text:style-name="P2"/>
      <text:p text:style-name="P2">How did you find using the tool? (What did you find easy/difficult?) </text:p>
      <text:p text:style-name="P2"><text:span text:style-name="T1">It was easy to use and the error messages were helpful when I made mistakes.</text:span></text:p>
      <text:p text:style-name="P2"/>
      <text:p text:style-name="P2">Was there enough explanation on how to use the tool? If not, what in particular needs more explanation?</text:p>
      <text:p text:style-name="P2"><text:span text:style-name="T1">Yes, the tool is simple so I don’t think it needs much explaining, but there was enough info on the home page.</text:span></text:p>
      <text:p text:style-name="P2"/>
      <text:p text:style-name="P2">Were there any bugs/problems that you noticed?</text:p>
      <text:p text:style-name="P2"><text:span text:style-name="T1">No, I didn’t notice any.</text:span></text:p>
      <text:p text:style-name="P2"/>
      <text:p text:style-name="P2"><text:soft-page-break/>How could the website/tool be improved?</text:p>
      <text:p text:style-name="P2"><text:span text:style-name="T1">Give hints for how to do the next step.</text:span></text:p>
      <text:p text:style-name="P2"/>
      <text:p text:style-name="P2">Would you use this tool to work through semantic equivalence exercises?</text:p>
      <text:p text:style-name="P2"><text:span text:style-name="T1">Yes, it is especially helpful to be able to see when a rule can’t be applied.</text:span></text:p>
      <text:p text:style-name="P2"/>
      <text:p text:style-name="P2"/>
      <text:p text:style-name="P2"/>
      <text:p text:style-name="P2"/>
      <text:p text:style-name="P1">SELT Questionnaire</text:p>
      <text:p text:style-name="P2">Did you like the aesthetics of the website? (Which parts?) </text:p>
      <text:p text:style-name="P2"><text:span text:style-name="T1">The black square is nicely designed and ‘pops out’. There is a bit too much text on the start page. It’s repetitive in places.</text:span></text:p>
      <text:p text:style-name="P2"><text:span text:style-name="T2">This led to adding subheadings to the homepage to break up the text and make it easier to read</text:span></text:p>
      <text:p text:style-name="P2">How did you find using the tool? (What did you find easy/difficult?) </text:p>
      <text:p text:style-name="P2"><text:span text:style-name="T1">It is a bit tedious to have to highlight everything as most rules apply to all elements. </text:span></text:p>
      <text:p text:style-name="P2"><text:span text:style-name="T1">It’s annoying that the highlight disappears when you make an error.</text:span></text:p>
      <text:p text:style-name="P2"><text:span text:style-name="T1">The undo function could do without the pop-up window as it adds another click.</text:span></text:p>
      <text:p text:style-name="P2"><text:span text:style-name="T2">Pop-up was added after feedback from tutor that it wasn’t clear how to use the previous step button</text:span></text:p>
      <text:p text:style-name="P2"><text:span text:style-name="T1">The rules need to be on a pop-up window as currently you leave the app to look at the rules. I opened another tab to get around this problem, but I still couldn’t see the proof and the rules at the same time.</text:span></text:p>
      <text:p text:style-name="P2"><text:span text:style-name="T2">The rules are available in a pop-up, this feature can be turned on and off in the Settings tab</text:span></text:p>
      <text:p text:style-name="P2">Was there enough explanation on how to use the tool? If not, what in particular needs more explanation?</text:p>
      <text:p text:style-name="P2"><text:soft-page-break/><text:span text:style-name="T1">Instructions are clear.</text:span></text:p>
      <text:p text:style-name="P2">Were there any bugs/problems that you noticed?</text:p>
      <text:p text:style-name="P2"><text:span text:style-name="T1">It cannot cope with a triple negative. I highlighted two of them to get rid of them with double negation but that didn’t work.</text:span></text:p>
      <text:p text:style-name="P2"><text:span text:style-name="T2">The tool does cope with triple negatives but perhaps this user didn’t highlight the variable, this led to extra clarification of need to highlight variables as well as symbols on home page</text:span></text:p>
      <text:p text:style-name="P2">How could the website/tool be improved?</text:p>
      <text:p text:style-name="P2"><text:span text:style-name="T1">Provide hints.</text:span></text:p>
      <text:p text:style-name="P2">Would you use this tool to work through semantic equivalence exercises?</text:p>
      <text:p text:style-name="P2"><text:span text:style-name="T1">Yes, but only with the rules on a piece of paper next to me.</text:span></text:p>
      <text:p text:style-name="P1"/>
      <text:p text:style-name="P1"/>
      <text:p text:style-name="P1"/>
      <text:p text:style-name="P1">SELT Questionnaire</text:p>
      <text:p text:style-name="P2"/>
      <text:p text:style-name="P2">Did you like the aesthetics of the website? (Which parts?) </text:p>
      <text:p text:style-name="P2"><text:span text:style-name="T1">Yes, I liked the logo and the website is simple and easy to navigate</text:span></text:p>
      <text:p text:style-name="P3"/>
      <text:p text:style-name="P2">How did you find using the tool? (What did you find easy/difficult?) </text:p>
      <text:p text:style-name="P2"><text:span text:style-name="T1">It was straightforward, nice that you can work in reverse too </text:span></text:p>
      <text:p text:style-name="P2"/>
      <text:p text:style-name="P2">Was there enough explanation on how to use the tool? If not, what in particular needs more explanation?</text:p>
      <text:p text:style-name="P2"><text:span text:style-name="T1">There’s enough info on the homepage, rules section is a good reference if there’s something you don’t understand</text:span></text:p>
      <text:p text:style-name="P2"><text:soft-page-break/></text:p>
      <text:p text:style-name="P2">Were there any bugs/problems that you noticed?</text:p>
      <text:p text:style-name="P2"><text:span text:style-name="T1">I didn’t notice any</text:span></text:p>
      <text:p text:style-name="P2"/>
      <text:p text:style-name="P2"/>
      <text:p text:style-name="P2">How could the website/tool be improved?</text:p>
      <text:p text:style-name="P2"><text:span text:style-name="T1">I like it as it is, as the tool is for learning semantic equivalence I wouldn’t want hints, it would stop me from taking the time to solve problems myself <text:s/></text:span></text:p>
      <text:p text:style-name="P2"/>
      <text:p text:style-name="P2">Would you use this tool to work through semantic equivalence exercises?</text:p>
      <text:p text:style-name="P2"><text:span text:style-name="T1">Yes, it helps explain the rules and it’s nice to know that you’ve applied rules correctly </text:span></text:p>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72" meta:word-count="883" meta:character-count="5014" meta:non-whitespace-character-count="4185"/>
    <meta:generator>LibreOfficeDev/6.0.5.2$Linux_X86_64 LibreOffice_project/</meta:generator>
  </office:meta>
</office:document-meta>
</file>